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6.44pt"/>
    </style:style>
    <style:style style:name="co2" style:family="table-column">
      <style:table-column-properties fo:break-before="auto" style:column-width="170.84pt"/>
    </style:style>
    <style:style style:name="co3" style:family="table-column">
      <style:table-column-properties fo:break-before="auto" style:column-width="62.25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95.1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3.35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58.51pt" fo:break-before="auto" style:use-optimal-row-height="true"/>
    </style:style>
    <style:style style:name="ro4" style:family="table-row">
      <style:table-row-properties style:row-height="47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i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Function</text:p>
          </table:table-cell>
          <table:table-cell table:style-name="ce6" office:value-type="string" calcext:value-type="string">
            <text:p>Columns</text:p>
          </table:table-cell>
          <table:table-cell table:style-name="ce6" office:value-type="string" calcext:value-type="string">
            <text:p>Rows</text:p>
          </table:table-cell>
          <table:table-cell table:style-name="ce4" office:value-type="string" calcext:value-type="string">
            <text:p>Columns <text:s/>w/null</text:p>
          </table:table-cell>
          <table:table-cell table:style-name="ce6" office:value-type="string" calcext:value-type="string">
            <text:p>Numeric only</text:p>
          </table:table-cell>
        </table:table-row>
        <table:table-row table:style-name="ro2">
          <table:table-cell table:style-name="ce4" office:value-type="string" calcext:value-type="string">
            <text:p>Benefits_Cost_Sharing_PUF.csv</text:p>
          </table:table-cell>
          <table:table-cell table:style-name="ce4" office:value-type="string" calcext:value-type="string">
            <text:p>Lists all US plans costs and what they don’t pay for(ie Copay $20, Deductible $5000, cancer not covered)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64869" calcext:value-type="float">
            <text:p>1164869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3">
          <table:table-cell table:style-name="ce4" office:value-type="string" calcext:value-type="string">
            <text:p>Business_Rules_PUF.csv</text:p>
          </table:table-cell>
          <table:table-cell table:style-name="ce4" office:value-type="string" calcext:value-type="string">
            <text:p>the business rules for the plans (states allowed, dependents allowed, non-married cohabitation covered, etc); most are categorical (0 = nosmoke, 1=smoke)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03" calcext:value-type="float">
            <text:p>210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2(year and plan #)</text:p>
          </table:table-cell>
        </table:table-row>
        <table:table-row table:style-name="ro1">
          <table:table-cell table:style-name="ce4" office:value-type="string" calcext:value-type="string">
            <text:p>Network_PUF.csv</text:p>
          </table:table-cell>
          <table:table-cell table:style-name="ce4" office:value-type="string" calcext:value-type="string">
            <text:p>Network ID (state, provider, etc) 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37" calcext:value-type="float">
            <text:p>93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4">
          <table:table-cell table:style-name="ce4" office:value-type="string" calcext:value-type="string">
            <text:p>Plan_Attributes_PUF_2014_2015-03-09.csv</text:p>
          </table:table-cell>
          <table:table-cell table:style-name="ce4" office:value-type="string" calcext:value-type="string">
            <text:p>detailed explanation of what is covered (wellness programs, can only children get braces, whats covered when having a baby, etc)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8718" calcext:value-type="float">
            <text:p>18718</text:p>
          </table:table-cell>
          <table:table-cell table:style-name="ce4" office:value-type="string" calcext:value-type="string">
            <text:p>not evaluated – python says too many for .info()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5">
          <table:table-cell table:style-name="ce4" office:value-type="string" calcext:value-type="string">
            <text:p>Rate_PUF.csv</text:p>
          </table:table-cell>
          <table:table-cell table:style-name="ce4" office:value-type="string" calcext:value-type="string">
            <text:p>premium increase amounts for many values ($ per kid, smoker, child under 2, over x age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796388" calcext:value-type="float">
            <text:p>3796388</text:p>
          </table:table-cell>
          <table:table-cell table:style-name="ce4" office:value-type="string" calcext:value-type="string">
            <text:p>not evaluated – python says too many for .info()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6">
          <table:table-cell table:style-name="ce4" office:value-type="string" calcext:value-type="string">
            <text:p>Service_Area_PUF.csv</text:p>
          </table:table-cell>
          <table:table-cell table:style-name="ce4" office:value-type="string" calcext:value-type="string">
            <text:p>where is the plan offered(state, region of state, zip codes, etc)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874" calcext:value-type="float">
            <text:p>8874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7" table:number-rows-repeated="1048568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Cost_Sharing_info" table:style-name="ta1">
        <table:table-column table:style-name="co8" table:default-cell-style-name="Default"/>
        <table:table-column table:style-name="co7" table:number-columns-repeated="3" table:default-cell-style-name="Default"/>
        <table:table-row table:style-name="ro7">
          <table:table-cell office:value-type="string" calcext:value-type="string">
            <text:p>BusinessYear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StateCod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erId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SourceNam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VersionNum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ImportDat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erId2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  <table:table-row table:style-name="ro7">
          <table:table-cell office:value-type="string" calcext:value-type="string">
            <text:p>StateCode2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StandardComponentId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PlanId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BenefitName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payInnTier1</text:p>
          </table:table-cell>
          <table:table-cell office:value-type="float" office:value="898756" calcext:value-type="float">
            <text:p>89875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payInnTier2</text:p>
          </table:table-cell>
          <table:table-cell office:value-type="float" office:value="67139" calcext:value-type="float">
            <text:p>6713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payOutofNet</text:p>
          </table:table-cell>
          <table:table-cell office:value-type="float" office:value="898755" calcext:value-type="float">
            <text:p>898755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insInnTier1</text:p>
          </table:table-cell>
          <table:table-cell office:value-type="float" office:value="898756" calcext:value-type="float">
            <text:p>89875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insInnTier2</text:p>
          </table:table-cell>
          <table:table-cell office:value-type="float" office:value="67139" calcext:value-type="float">
            <text:p>6713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CoinsOutofNet</text:p>
          </table:table-cell>
          <table:table-cell office:value-type="float" office:value="898756" calcext:value-type="float">
            <text:p>89875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EHB</text:p>
          </table:table-cell>
          <table:table-cell office:value-type="float" office:value="697272" calcext:value-type="float">
            <text:p>697272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tateMandate</text:p>
          </table:table-cell>
          <table:table-cell office:value-type="float" office:value="171563" calcext:value-type="float">
            <text:p>17156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Covered</text:p>
          </table:table-cell>
          <table:table-cell office:value-type="float" office:value="1102165" calcext:value-type="float">
            <text:p>1102165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QuantLimitOnSvc</text:p>
          </table:table-cell>
          <table:table-cell office:value-type="float" office:value="470234" calcext:value-type="float">
            <text:p>470234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LimitQty</text:p>
          </table:table-cell>
          <table:table-cell office:value-type="float" office:value="157782" calcext:value-type="float">
            <text:p>157782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float64</text:p>
          </table:table-cell>
        </table:table-row>
        <table:table-row table:style-name="ro7">
          <table:table-cell office:value-type="string" calcext:value-type="string">
            <text:p>LimitUnit</text:p>
          </table:table-cell>
          <table:table-cell office:value-type="float" office:value="157988" calcext:value-type="float">
            <text:p>157988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MinimumStay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float64</text:p>
          </table:table-cell>
        </table:table-row>
        <table:table-row table:style-name="ro7">
          <table:table-cell office:value-type="string" calcext:value-type="string">
            <text:p>Exclusions</text:p>
          </table:table-cell>
          <table:table-cell office:value-type="float" office:value="106866" calcext:value-type="float">
            <text:p>10686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Explanation</text:p>
          </table:table-cell>
          <table:table-cell office:value-type="float" office:value="209383" calcext:value-type="float">
            <text:p>20938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EHBVarReason</text:p>
          </table:table-cell>
          <table:table-cell office:value-type="float" office:value="482696" calcext:value-type="float">
            <text:p>482696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bjToDedTier1</text:p>
          </table:table-cell>
          <table:table-cell office:value-type="float" office:value="936163" calcext:value-type="float">
            <text:p>93616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SubjToDedTier2</text:p>
          </table:table-cell>
          <table:table-cell office:value-type="float" office:value="935974" calcext:value-type="float">
            <text:p>935974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ExclFromInnMOOP</text:p>
          </table:table-cell>
          <table:table-cell office:value-type="float" office:value="934767" calcext:value-type="float">
            <text:p>934767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IsExclFromOonMOOP</text:p>
          </table:table-cell>
          <table:table-cell office:value-type="float" office:value="935693" calcext:value-type="float">
            <text:p>935693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</table:table-row>
        <table:table-row table:style-name="ro7">
          <table:table-cell office:value-type="string" calcext:value-type="string">
            <text:p>RowNumber</text:p>
          </table:table-cell>
          <table:table-cell office:value-type="float" office:value="1164869" calcext:value-type="float">
            <text:p>1164869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int64</text:p>
          </table:table-cell>
        </table:table-row>
      </table:table>
      <table:table table:name="Sheet3" table:style-name="ta1">
        <table:table-column table:style-name="co8" table:default-cell-style-name="Default"/>
        <table:table-column table:style-name="co7" table:number-columns-repeated="31" table:default-cell-style-name="Default"/>
        <table:table-row table:style-name="ro7">
          <table:table-cell office:value-type="string" calcext:value-type="string">
            <text:p>BusinessYear</text:p>
          </table:table-cell>
          <table:table-cell office:value-type="string" calcext:value-type="string">
            <text:p>StateCode</text:p>
          </table:table-cell>
          <table:table-cell office:value-type="string" calcext:value-type="string">
            <text:p>IssuerId</text:p>
          </table:table-cell>
          <table:table-cell office:value-type="string" calcext:value-type="string">
            <text:p>SourceName</text:p>
          </table:table-cell>
          <table:table-cell office:value-type="string" calcext:value-type="string">
            <text:p>VersionNum</text:p>
          </table:table-cell>
          <table:table-cell office:value-type="string" calcext:value-type="string">
            <text:p>ImportDate</text:p>
          </table:table-cell>
          <table:table-cell office:value-type="string" calcext:value-type="string">
            <text:p>IssuerId2</text:p>
          </table:table-cell>
          <table:table-cell office:value-type="string" calcext:value-type="string">
            <text:p>StateCode2</text:p>
          </table:table-cell>
          <table:table-cell office:value-type="string" calcext:value-type="string">
            <text:p>StandardComponentId</text:p>
          </table:table-cell>
          <table:table-cell office:value-type="string" calcext:value-type="string">
            <text:p>PlanId</text:p>
          </table:table-cell>
          <table:table-cell office:value-type="string" calcext:value-type="string">
            <text:p>BenefitName</text:p>
          </table:table-cell>
          <table:table-cell office:value-type="string" calcext:value-type="string">
            <text:p>CopayInnTier1</text:p>
          </table:table-cell>
          <table:table-cell office:value-type="string" calcext:value-type="string">
            <text:p>CopayInnTier2</text:p>
          </table:table-cell>
          <table:table-cell office:value-type="string" calcext:value-type="string">
            <text:p>CopayOutofNet</text:p>
          </table:table-cell>
          <table:table-cell office:value-type="string" calcext:value-type="string">
            <text:p>CoinsInnTier1</text:p>
          </table:table-cell>
          <table:table-cell office:value-type="string" calcext:value-type="string">
            <text:p>CoinsInnTier2</text:p>
          </table:table-cell>
          <table:table-cell office:value-type="string" calcext:value-type="string">
            <text:p>CoinsOutofNet</text:p>
          </table:table-cell>
          <table:table-cell office:value-type="string" calcext:value-type="string">
            <text:p>IsEHB</text:p>
          </table:table-cell>
          <table:table-cell office:value-type="string" calcext:value-type="string">
            <text:p>IsStateMandate</text:p>
          </table:table-cell>
          <table:table-cell office:value-type="string" calcext:value-type="string">
            <text:p>IsCovered</text:p>
          </table:table-cell>
          <table:table-cell office:value-type="string" calcext:value-type="string">
            <text:p>QuantLimitOnSvc</text:p>
          </table:table-cell>
          <table:table-cell office:value-type="string" calcext:value-type="string">
            <text:p>LimitQty</text:p>
          </table:table-cell>
          <table:table-cell office:value-type="string" calcext:value-type="string">
            <text:p>LimitUnit</text:p>
          </table:table-cell>
          <table:table-cell office:value-type="string" calcext:value-type="string">
            <text:p>MinimumStay</text:p>
          </table:table-cell>
          <table:table-cell office:value-type="string" calcext:value-type="string">
            <text:p>Exclusions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HBVarReason</text:p>
          </table:table-cell>
          <table:table-cell office:value-type="string" calcext:value-type="string">
            <text:p>IsSubjToDedTier1</text:p>
          </table:table-cell>
          <table:table-cell office:value-type="string" calcext:value-type="string">
            <text:p>IsSubjToDedTier2</text:p>
          </table:table-cell>
          <table:table-cell office:value-type="string" calcext:value-type="string">
            <text:p>IsExclFromInnMOOP</text:p>
          </table:table-cell>
          <table:table-cell office:value-type="string" calcext:value-type="string">
            <text:p>IsExclFromOonMOOP</text:p>
          </table:table-cell>
          <table:table-cell office:value-type="string" calcext:value-type="string">
            <text:p>RowNumber</text:p>
          </table:table-cell>
        </table:table-row>
        <table:table-row table:style-name="ro7">
          <table:table-cell office:value-type="float" office:value="2014" calcext:value-type="float">
            <text:p>2014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20:05:34.453793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2:00:30.882704383</meta:creation-date>
    <meta:editing-duration>PT1H20M10S</meta:editing-duration>
    <meta:editing-cycles>4</meta:editing-cycles>
    <meta:generator>LibreOffice/6.0.7.3$Linux_X86_64 LibreOffice_project/00m0$Build-3</meta:generator>
    <dc:date>2019-09-05T21:38:36.590972259</dc:date>
    <meta:document-statistic meta:table-count="3" meta:cell-count="203" meta:object-count="0"/>
  </office:meta>
</office:document-meta>
</file>